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852f"/>
    </style:style>
    <style:style style:name="P2" style:family="paragraph" style:parent-style-name="Standard">
      <style:text-properties officeooo:paragraph-rsid="000c6e3a"/>
    </style:style>
    <style:style style:name="T1" style:family="text">
      <style:text-properties officeooo:rsid="000e549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./usrp_spectrum_sense.py -a serial=31DD6A3 -A RX2 -s 32000 -g 30 -b 20000 -q 15 -F 512 --dwell-delay=5 100e6 110e6 <text:s text:c="5"/></text:p>
      <text:p text:style-name="P1"/>
      <text:p text:style-name="P1"/>
      <text:p text:style-name="P2">python ./usrp_spectrum_sense.py -a serial=31DD6A3 -A RX2 -s 50e6 -g 30 --tune-delay.001 --dwell-delay=0.001 -b 97656.25 -q 0 2e9 5e9 <text:s text:c="5"/></text:p>
      <text:p text:style-name="P2"/>
      <text:p text:style-name="P2"/>
      <text:p text:style-name="P2">查看是否有连uhd设备：uhd_find_devices <text:s text:c="1147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0T19:33:18.753225729</meta:creation-date>
    <meta:generator>LibreOffice/6.0.7.3$Linux_X86_64 LibreOffice_project/00m0$Build-3</meta:generator>
    <dc:date>2020-10-12T19:35:52.353392849</dc:date>
    <meta:editing-duration>PT1H22M13S</meta:editing-duration>
    <meta:editing-cycles>3</meta:editing-cycles>
    <meta:document-statistic meta:table-count="0" meta:image-count="0" meta:object-count="0" meta:page-count="1" meta:paragraph-count="3" meta:word-count="51" meta:character-count="11766" meta:non-whitespace-character-count="246"/>
  </office:meta>
</office:document-meta>
</file>